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MethodArgumentResolver.supportsParameter( MethodParameter parame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adersMethodArgumentResolver.resolveArgument( MethodParameter parameter , Message &lt; ? &gt; 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